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justify" style:justify-single-word="false" style:text-autospace="none"/>
      <style:text-properties style:font-name="Times New Roman"/>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text-align="center" style:justify-single-word="false"/>
      <style:text-properties fo:font-size="40pt" style:font-size-asian="40pt" style:font-size-complex="40pt"/>
    </style:style>
    <style:style style:name="P8" style:family="paragraph" style:parent-style-name="Text_20_body">
      <style:paragraph-properties fo:text-align="justify" style:justify-single-word="false"/>
    </style:style>
    <style:style style:name="P9" style:family="paragraph" style:parent-style-name="Heading_20_1" style:list-style-name="L1">
      <style:paragraph-properties fo:line-height="150%"/>
    </style:style>
    <style:style style:name="P10" style:family="paragraph" style:parent-style-name="Heading_20_1" style:list-style-name="L1">
      <style:paragraph-properties fo:line-height="150%"/>
    </style:style>
    <style:style style:name="P11" style:family="paragraph" style:parent-style-name="Heading_20_1" style:list-style-name="L1">
      <style:paragraph-properties fo:line-height="150%"/>
    </style:style>
    <style:style style:name="P12" style:family="paragraph" style:parent-style-name="Heading_20_1" style:list-style-name="L1"/>
    <style:style style:name="P13" style:family="paragraph" style:parent-style-name="Heading_20_1" style:list-style-name="L1"/>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2" style:list-style-name="L1">
      <style:paragraph-properties fo:line-height="150%"/>
    </style:style>
    <style:style style:name="P16" style:family="paragraph" style:parent-style-name="Heading_20_2" style:list-style-name="L1">
      <style:paragraph-properties fo:line-height="150%"/>
    </style:style>
    <style:style style:name="P17" style:family="paragraph" style:parent-style-name="Heading_20_2" style:list-style-name="L1">
      <style:paragraph-properties fo:line-height="150%"/>
    </style:style>
    <style:style style:name="P18" style:family="paragraph" style:parent-style-name="Heading_20_2" style:list-style-name="L1">
      <style:paragraph-properties fo:line-height="150%"/>
    </style:style>
    <style:style style:name="P19" style:family="paragraph" style:parent-style-name="Heading_20_2" style:list-style-name="L1">
      <style:paragraph-properties fo:line-height="150%"/>
    </style:style>
    <style:style style:name="P20" style:family="paragraph" style:parent-style-name="Heading_20_2" style:list-style-name="L1">
      <style:paragraph-properties fo:line-height="150%"/>
    </style:style>
    <style:style style:name="P21" style:family="paragraph" style:parent-style-name="Heading_20_2" style:list-style-name="L1">
      <style:paragraph-properties fo:line-height="150%"/>
    </style:style>
    <style:style style:name="P22" style:family="paragraph" style:parent-style-name="Heading_20_2" style:list-style-name="L1">
      <style:paragraph-properties fo:line-height="150%"/>
    </style:style>
    <style:style style:name="P23" style:family="paragraph" style:parent-style-name="Heading_20_2" style:list-style-name="L1">
      <style:paragraph-properties fo:line-height="150%"/>
    </style:style>
    <style:style style:name="P24" style:family="paragraph" style:parent-style-name="Heading_20_2" style:list-style-name="L1">
      <style:paragraph-properties fo:line-height="150%"/>
    </style:style>
    <style:style style:name="P25" style:family="paragraph" style:parent-style-name="Heading_20_2" style:list-style-name="L1">
      <style:paragraph-properties fo:line-height="150%"/>
    </style:style>
    <style:style style:name="P26" style:family="paragraph" style:parent-style-name="Heading_20_2" style:list-style-name="L2">
      <style:paragraph-properties fo:line-height="150%"/>
    </style:style>
    <style:style style:name="P27" style:family="paragraph" style:parent-style-name="Heading_20_2" style:list-style-name="L2">
      <style:paragraph-properties fo:line-height="150%"/>
    </style:style>
    <style:style style:name="P28" style:family="paragraph" style:parent-style-name="Heading_20_2" style:list-style-name="L2">
      <style:paragraph-properties fo:line-height="150%"/>
    </style:style>
    <style:style style:name="P29" style:family="paragraph" style:parent-style-name="Heading_20_2" style:list-style-name="L1">
      <style:paragraph-properties fo:line-height="150%"/>
    </style:style>
    <style:style style:name="P30" style:family="paragraph" style:parent-style-name="Heading_20_2" style:list-style-name="L1"/>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Heading">
      <style:text-properties fo:font-size="6pt" style:font-size-asian="5.25pt" style:font-size-complex="6pt"/>
    </style:style>
    <style:style style:name="P33" style:family="paragraph" style:parent-style-name="Standard">
      <style:paragraph-properties fo:text-align="center" style:justify-single-word="false"/>
      <style:text-properties fo:font-size="22pt" style:font-size-asian="22pt" style:font-size-complex="22pt"/>
    </style:style>
    <style:style style:name="P34" style:family="paragraph" style:parent-style-name="Standard">
      <style:paragraph-properties fo:text-align="center" style:justify-single-word="false"/>
      <style:text-properties fo:font-size="26pt" style:font-size-asian="26pt" style:font-size-complex="26pt"/>
    </style:style>
    <style:style style:name="P35" style:family="paragraph" style:parent-style-name="Standard">
      <style:paragraph-properties fo:text-align="justify" style:justify-single-word="false" style:text-autospace="none"/>
      <style:text-properties style:font-name="TimesNewRomanPSMT" fo:font-size="6pt" style:font-name-asian="TimesNewRomanPSMT" style:font-size-asian="5.25pt" style:font-name-complex="TimesNewRomanPSMT" style:font-size-complex="6pt"/>
    </style:style>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paragraph-properties fo:line-height="100%" fo:text-align="justify" style:justify-single-word="false"/>
    </style:style>
    <style:style style:name="P40" style:family="paragraph" style:parent-style-name="Text_20_body">
      <style:text-properties fo:font-size="6pt" style:font-size-asian="5.25pt" style:font-size-complex="6pt"/>
    </style:style>
    <style:style style:name="T1" style:family="text">
      <style:text-properties fo:font-size="12pt" style:font-name-asian="TimesNewRomanPSMT" style:font-size-asian="12pt" style:font-name-complex="TimesNewRomanPSMT" style:font-size-complex="12pt"/>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min-label-distance="0.381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a">
        <style:list-level-properties text:min-label-width="0.64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7">Sémantique et TDL</text:p>
      <text:p text:style-name="P7"/>
      <text:p text:style-name="P6">Projet de compilation du</text:p>
      <text:p text:style-name="P6">langage Micro-Java</text:p>
      <text:p text:style-name="P6"/>
      <text:p text:style-name="P6"/>
      <text:p text:style-name="P6"/>
      <text:p text:style-name="P6"/>
      <text:p text:style-name="P6"/>
      <text:p text:style-name="P6"/>
      <text:p text:style-name="P5">Julien Noleau</text:p>
      <text:p text:style-name="P5">Loïc Ginoux</text:p>
      <text:p text:style-name="P5">David Brown</text:p>
      <text:p text:style-name="P5"/>
      <text:p text:style-name="P5">Juin 2008</text:p>
      <text:p text:style-name="P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index-entry-span> </text:index-entry-span>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p text:style-name="P32"/>
          </text:index-title>
          <text:p text:style-name="P31">I. Introduction <text:tab/>3 </text:p>
          <text:p text:style-name="P31"/>
          <text:p text:style-name="P31">II. Conception et Gestion des tables <text:tab/>3 </text:p>
          <text:p text:style-name="P31"/>
          <text:p text:style-name="P14">1. Conception du compilateur <text:tab/> 3 </text:p>
          <text:p text:style-name="P14">2. TDS : table des symboles <text:tab/> 3 </text:p>
          <text:p text:style-name="P14">3. TDM : table des méthodes <text:tab/> 4 </text:p>
          <text:p text:style-name="P14">4. TDT : table des types <text:tab/> 5 </text:p>
          <text:p text:style-name="P14"/>
          <text:p text:style-name="P31">III. Ce qui a été réalisé <text:tab/>5 </text:p>
          <text:p text:style-name="P31"/>
          <text:p text:style-name="P14">1. La notion d'importation de classe <text:tab/> 5 </text:p>
          <text:p text:style-name="P14">2. Définition d'une classe et du type associé <text:tab/> 5 </text:p>
          <text:p text:style-name="P14">3. L'héritage et le sous-typage associé <text:tab/> 6 </text:p>
          <text:p text:style-name="P14">4. Les opérations arithmétiques et booléennes <text:tab/> 6 </text:p>
          <text:p text:style-name="P14">5. L'accès aux attributs d'une instance <text:tab/> 6 </text:p>
          <text:p text:style-name="P14">6. L'appel de méthodes par liaison tardive <text:tab/> 6 </text:p>
          <text:p text:style-name="P14">7. La visibilité des attributs et des méthodes <text:tab/> 6 </text:p>
          <text:p text:style-name="P14">8. L'utilisation du this <text:tab/> 7 </text:p>
          <text:p text:style-name="P14">9. L'utilisation du super <text:tab/> 7 </text:p>
          <text:p text:style-name="P14"/>
          <text:p text:style-name="P31">IV. Les limites et améliorations possibles <text:tab/>7 </text:p>
          <text:p text:style-name="P31"/>
          <text:p text:style-name="P14">1. L'ordre des méthodes et des classes <text:tab/> 7 </text:p>
          <text:p text:style-name="P14">2. Les attributs statiques <text:tab/> 7 </text:p>
          <text:p text:style-name="P14">3. La surcharge <text:tab/> 7 </text:p>
          <text:p text:style-name="P14"/>
          <text:p text:style-name="P31">V. Organisation du travail et conclusion <text:tab/>8 </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list-item>
          <text:h text:style-name="P9" text:outline-level="1"><text:soft-page-break/>Introduction</text:h>
        </text:list-item>
      </text:list>
      <text:p text:style-name="P8"><text:tab/>Le but de ce projet était de réaliser un compilateur pour le langage Micro-Java dans le cadre du cours de sémantique et TDL. Ce compilateur devait générer du code TAM interprétable par la machine virtuelle TAM et être assez générique pour pouvoir implémenter rapidement un traducteur dans un autre langage assembleur comme X86 ou encore SPARC.</text:p>
      <text:p text:style-name="Text_20_body"/>
      <text:list text:style-name="L1" text:continue-numbering="true">
        <text:list-item>
          <text:h text:style-name="P9" text:outline-level="1">Conception et Gestion des tables</text:h>
          <text:list>
            <text:list-item>
              <text:h text:style-name="P15" text:outline-level="2">Conception du compilateur</text:h>
            </text:list-item>
          </text:list>
        </text:list-item>
      </text:list>
      <text:p text:style-name="P8"><text:tab/>Pour que la génération soit générique, on choisit le langage à la génération avec l'option -m. Une machine est alors créée selon ce langage, réalisant AbstractMachine qui contient toutes les méthodes de génération de code en abstract.</text:p>
      <text:list text:style-name="L1" text:continue-numbering="true">
        <text:list-item>
          <text:list text:continue-numbering="true">
            <text:list-item>
              <text:h text:style-name="P15" text:outline-level="2">TDS : table des symboles</text:h>
            </text:list-item>
          </text:list>
        </text:list-item>
      </text:list>
      <text:p text:style-name="P35"><draw:frame draw:style-name="fr1" draw:name="Image1" text:anchor-type="paragraph" svg:width="13.79cm" svg:height="11.215cm" draw:z-index="0"><draw:image xlink:href="../mjctds.jpg" xlink:type="simple" xlink:show="embed" xlink:actuate="onLoad"/></draw:frame></text:p>
      <text:p text:style-name="P3"><text:span text:style-name="T2"><text:tab/></text:span><text:span text:style-name="T3">Nous avons adopté le principe de la table des symboles hiérarchique. Ainsi, lorsque nous sommes dans le corps de la méthode, la table des symboles courante a pour table parente celle de la classe où est définie la méthode.</text:span></text:p>
      <text:list text:style-name="L1" text:continue-numbering="true">
        <text:list-item>
          <text:list text:continue-numbering="true">
            <text:list-item>
              <text:h text:style-name="P15" text:outline-level="2"><text:soft-page-break/>TDM : table des méthodes</text:h>
            </text:list-item>
          </text:list>
        </text:list-item>
      </text:list>
      <text:p text:style-name="P40"><draw:frame draw:style-name="fr1" draw:name="Image2" text:anchor-type="paragraph" svg:width="15.598cm" svg:height="11.472cm" draw:z-index="1"><draw:image xlink:href="../mjctdm.jpg" xlink:type="simple" xlink:show="embed" xlink:actuate="onLoad"/></draw:frame></text:p>
      <text:p text:style-name="P8"><text:tab/>La table des méthodes a été créée dans l'idée d'accepter la surcharge, c'est-à-dire qu'on enregistre une méthode dont le nom prend en compte sa signature (par exemple : translater_int pour la méthode transater(int dep) de la classe Point).</text:p>
      <text:list text:style-name="L1" text:continue-numbering="true">
        <text:list-item>
          <text:list text:continue-numbering="true">
            <text:list-item>
              <text:h text:style-name="P30" text:outline-level="2">TDT : table des types</text:h>
            </text:list-item>
          </text:list>
        </text:list-item>
      </text:list>
      <text:p text:style-name="P40"><draw:frame draw:style-name="fr1" draw:name="Image3" text:anchor-type="paragraph" svg:width="13.508cm" svg:height="10.719cm" draw:z-index="2"><draw:image xlink:href="../mjctdt.jpg" xlink:type="simple" xlink:show="embed" xlink:actuate="onLoad"/></draw:frame><text:soft-page-break/></text:p>
      <text:p text:style-name="P8"><text:tab/>Cette classe comprend toutes les classes connues par la classe que l'on compile (c'est-à-dire les classes importées). Nous avons bien différencié l'import de l'include en incluant le code des classes importées au moment du linkage.</text:p>
      <text:list text:style-name="L1" text:continue-numbering="true">
        <text:list-item>
          <text:h text:style-name="P12" text:outline-level="1">Ce qui a été réalisé</text:h>
          <text:list>
            <text:list-item>
              <text:h text:style-name="P15" text:outline-level="2">La notion d'importation de classe</text:h>
            </text:list-item>
          </text:list>
        </text:list-item>
      </text:list>
      <text:p text:style-name="P8"><text:tab/>L'importation des classes se fait au moment du linkage. En effet, quand on génère le code d'une classe, on l'enregistre dans un fichier « nomClass_code.extension », puis si il existe une méthode main, on inclut récursivement le code de toutes les classes importées et de toutes les classes qu'elles importent à leur tour (un seul import par classe). On écrit le tout dans « nomClass_exe.extension »).</text:p>
      <text:list text:style-name="L1" text:continue-numbering="true">
        <text:list-item>
          <text:list text:continue-numbering="true">
            <text:list-item>
              <text:h text:style-name="P15" text:outline-level="2">Définition d'une classe et du type associé</text:h>
            </text:list-item>
          </text:list>
        </text:list-item>
      </text:list>
      <text:p text:style-name="P8"><text:tab/>On a considéré que chaque objet était un pointeur vers un champ du tas. Ainsi, quand on initialise un objet, on fait un malloc de la bonne taille (trouvée dans la TDT quand on rencontre un new) et le constructeur rempli l'objet. Puis quand on appelle une méthode sur cet objet, on met les paramètres dans la pile et on fait un call de l'étiquette auto_tardif qui gère ensuite l'appel à la bonne méthode nomClassObjet_nomMéthode_typeArgsConcaténés.</text:p>
      <text:list text:style-name="L1" text:continue-numbering="true">
        <text:list-item>
          <text:list text:continue-numbering="true">
            <text:list-item>
              <text:h text:style-name="P15" text:outline-level="2"><text:soft-page-break/>L'héritage et le sous-typage associé</text:h>
            </text:list-item>
          </text:list>
        </text:list-item>
      </text:list>
      <text:p text:style-name="P8"><text:tab/>Grâce à l'attribut super que nous définissons comme étant un attribut de la classe héritée, nous avons la notion de sous-typage. La représentation mémoire se fait de la sorte : nomClasse, super (adresse de l'objet parent), attributs. Ainsi, pour accéder à l'adresse réelle d'un attribut x de la classe parente, on transcrira this.super.x.</text:p>
      <text:p text:style-name="P8"><text:tab/>Cette représentation mémoire implique de redéfinir automatiquement toutes les méthodes parentes lorsqu'elles ne le sont pas dans le code à compiler. Cette méthode systématique sera de la forme : </text:p>
      <text:p text:style-name="P39"><text:tab/>public m(les_param){</text:p>
      <text:p text:style-name="P39"><text:tab/><text:tab/>[return] super.m(les_param);</text:p>
      <text:p text:style-name="P39"><text:tab/>}</text:p>
      <text:list text:style-name="L1" text:continue-numbering="true">
        <text:list-item>
          <text:list text:continue-numbering="true">
            <text:list-item>
              <text:h text:style-name="P15" text:outline-level="2">Les opérations arithmétiques et booléennes</text:h>
            </text:list-item>
          </text:list>
        </text:list-item>
      </text:list>
      <text:p text:style-name="P8"><text:tab/>Toutes les opérations arithmétiques et booléennes ont été implantées, puisqu'il suffit de charger les valeurs dans le bon ordre puis de faire un SUBR + opération.</text:p>
      <text:list text:style-name="L1" text:continue-numbering="true">
        <text:list-item>
          <text:list text:continue-numbering="true">
            <text:list-item>
              <text:h text:style-name="P15" text:outline-level="2">L'accès aux attributs d'une instance</text:h>
            </text:list-item>
          </text:list>
        </text:list-item>
      </text:list>
      <text:p text:style-name="P8"><text:tab/>Comme tout objet est un pointeur vers le tas, pour accéder à un attribut d'une instance, il suffit de connaître le décalage qu'il faut ajouter pour avoir l'adresse du bon attribut. Ce décalage est stocké dans la TDS de la classe associée.</text:p>
      <text:list text:style-name="L1" text:continue-numbering="true">
        <text:list-item>
          <text:list text:continue-numbering="true">
            <text:list-item>
              <text:h text:style-name="P15" text:outline-level="2">L'appel de méthodes par liaison tardive</text:h>
            </text:list-item>
          </text:list>
        </text:list-item>
      </text:list>
      <text:p text:style-name="P8"><text:tab/>Dans la fonction auto_tardif, nous concaténons le type de l'objet avec le nom de la méthode appelée, et par un simple switch, nous renvoyons l'adresse réelle dans le code de la méthode.</text:p>
      <text:list text:style-name="L1" text:continue-numbering="true">
        <text:list-item>
          <text:list text:continue-numbering="true">
            <text:list-item>
              <text:h text:style-name="P15" text:outline-level="2">La visibilité des attributs et des méthodes</text:h>
            </text:list-item>
          </text:list>
        </text:list-item>
      </text:list>
      <text:p text:style-name="P8"><text:tab/>Tous les fichiers étant dans le même répertoire, on ne gère pas les notions de packages, donc protected = public. On stocke donc dans la TDS la visibilité des attributs et dans la TDM celle des méthodes. Puis si on veut accéder à un attribut ou à une méthode privée, on vérifie qu'on soit dans la bonne classe.</text:p>
      <text:p text:style-name="P8"/>
      <text:p text:style-name="P8"/>
      <text:list text:style-name="L1" text:continue-numbering="true">
        <text:list-item>
          <text:list text:continue-numbering="true">
            <text:list-item>
              <text:h text:style-name="P15" text:outline-level="2"><text:soft-page-break/>L'utilisation du this</text:h>
            </text:list-item>
          </text:list>
        </text:list-item>
      </text:list>
      <text:p text:style-name="P8"><text:tab/>On traite le this comme si c'était un paramètre caché de chaque méthode non statique. Si on affecte un attribut du this (this.x = 24), on chargera son adresse dans la pile avant de faire des opérations, ce qui revient au même que x = 24 puisque dans ce cas on recherche l'adresse de l'objet et on la charge. De même pour les appels de méthodes sur le this.</text:p>
      <text:list text:style-name="L1" text:continue-numbering="true">
        <text:list-item>
          <text:list text:continue-numbering="true">
            <text:list-item>
              <text:h text:style-name="P15" text:outline-level="2">L'utilisation du super</text:h>
            </text:list-item>
          </text:list>
        </text:list-item>
      </text:list>
      <text:p text:style-name="P8"><text:tab/>On rajoute le super comme étant un attribut de la classe qui étend l'autre. Ainsi, dans le tas, le super est matérialisé par un pointeur vers l'objet parent. Il faut obligatoirement initialiser le super dans les constructeurs des classes étendues de la manière suivante :</text:p>
      <text:p text:style-name="P8"><text:tab/><text:tab/>super = new ClasseParente(params)</text:p>
      <text:p text:style-name="P1"/>
      <text:list text:style-name="L1" text:continue-numbering="true">
        <text:list-item>
          <text:h text:style-name="P9" text:outline-level="1">Les limites et améliorations possibles</text:h>
        </text:list-item>
      </text:list>
      <text:list text:style-name="L2">
        <text:list-item>
          <text:list>
            <text:list-item>
              <text:h text:style-name="P26" text:outline-level="2">L'ordre des méthodes et des classes</text:h>
            </text:list-item>
          </text:list>
        </text:list-item>
      </text:list>
      <text:p text:style-name="P8"><text:tab/>Le compilateur ne gère pas l'utilisation d'une classe qui n'a pas été compilée ou l'utilisation d'une méthode (ou d'un attribut) qui est définie plus loin dans le code.</text:p>
      <text:p text:style-name="P8"><text:tab/>On aurait pu ajouter cette fonctionnalité de plusieurs manières : soit en sauvegardant dans une liste toutes les méthodes appelées et les enlever quand elles sont définies, puis si il reste une méthode dans cette liste, on lève une erreur (problème : on n'a plus la ligne de l'erreur). La deuxième façon aurait été de faire deux passages : un pour remplir les tables, et un autre pour générer le code (ou remplir des trous dans le code si on en génère une partie au premier passage).</text:p>
      <text:list text:style-name="L2" text:continue-numbering="true">
        <text:list-item>
          <text:list text:continue-numbering="true">
            <text:list-item>
              <text:h text:style-name="P26" text:outline-level="2">Les attributs statiques</text:h>
            </text:list-item>
          </text:list>
        </text:list-item>
      </text:list>
      <text:p text:style-name="P8"><text:tab/>Les attributs statiques ne sont tout simplement pas gérés. Il aurait fallu prévoir un emplacement unique dans le tas vers lequel on pointe à chaque fois qu'on utilise la classe associée.</text:p>
      <text:list text:style-name="L2" text:continue-numbering="true">
        <text:list-item>
          <text:list text:continue-numbering="true">
            <text:list-item>
              <text:h text:style-name="P26" text:outline-level="2">La surcharge</text:h>
            </text:list-item>
          </text:list>
        </text:list-item>
      </text:list>
      <text:p text:style-name="P8"><text:tab/>On aurait pu gérer la surcharge en créant une fonction qui renvoie la distance entre deux signatures : si deux méthodes ont le même nombre de paramètres, la fonction renvoie 0 pour chaque paramètre de même type + un coefficient à chaque fois que les paramètres ne sont pas les mêmes.</text:p>
      <text:p text:style-name="Text_20_body"/>
      <text:p text:style-name="Text_20_body"/>
      <text:list text:style-name="L1" text:continue-numbering="true">
        <text:list-item>
          <text:h text:style-name="P12" text:outline-level="1"><text:soft-page-break/>Organisation du travail et conclusion</text:h>
        </text:list-item>
      </text:list>
      <text:p text:style-name="Text_20_body"/>
      <text:p text:style-name="Text_20_body">Pour la réalisation de ce projet, nous nous sommes organisé de la manière suivante :</text:p>
      <text:list text:style-name="L3">
        <text:list-item>
          <text:p text:style-name="P37">au début, nous avons tous réfléchi à la conception de la TDS et aux spécifications globales du projet.</text:p>
        </text:list-item>
        <text:list-item>
          <text:p text:style-name="P37">puis nous nous sommes plus réparti les différentes tâches (Julien pour la TDS, Loïc pour le typage et David pour la génération de code), sachant que chacun à traité des morceaux de différentes partie.</text:p>
        </text:list-item>
      </text:list>
      <text:p text:style-name="P8"/>
      <text:p text:style-name="P8">Au niveau des outils, nous avons utilisé le générateur de compilateur EGG ainsi que son plugin pour Java. Pour gérer le travail en groupe, nous avons utilisé un dépôt SVN de GoogleCode.</text:p>
      <text:p text:style-name="P8"/>
      <text:p text:style-name="P2"><text:tab/>En conclusion, nous pouvons dire que <text:span text:style-name="T1">nous avons réussi à concevoir en un peu plus d'un mois un compilateur fonctionnel, capable de compiler des programmes évolués, utilisant des concepts propres aux langages objets comme la liaison tardive, l'héritage ou la surcharge.</text:span></text:p>
      <text:p text:style-name="P1"/>
      <text:p text:style-name="P1"><text:tab/>Il resterai quelques points à améliorer sur notre compilateur pour qu'il puisse traiter la totalité des cas du langage Micro-Java et générer un autre langage que TAM, mais ce projet nous a tout du moins permis d'approfondir nos connaissances en sémantique et TDL, de nous rappeler la programmation en assembleur ainsi que d'améliorer notre capacité de travail en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fo:background-color="transparent" style:shadow="none">
        <style:tab-stops>
          <style:tab-stop style:position="16.499cm" style:type="right" style:leader-style="dotted" style:leader-text="."/>
        </style:tab-stops>
        <style:background-image/>
      </style:paragraph-properties>
    </style:style>
    <style:style style:name="Heading_20_3" style:display-name="Heading 3" style:family="paragraph" style:parent-style-name="Heading" style:next-style-name="Text_20_body" style:class="text" style:default-outline-level="3">
      <style:paragraph-properties fo:margin-left="2.54cm" fo:margin-right="0cm" fo:text-indent="-0.635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paragraph-properties fo:margin-left="3.175cm" fo:margin-right="0cm" fo:text-indent="-0.635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1">
        <style:list-level-properties text:space-before="1.27cm" text:min-label-width="0.635cm"/>
      </text:outline-level-style>
      <text:outline-level-style text:level="3" text:style-name="Numbering_20_Symbols" style:num-suffix="." style:num-format="a">
        <style:list-level-properties text:min-label-width="0.64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6-06T21:51:08</meta:creation-date>
    <dc:creator>sopra</dc:creator>
    <dc:date>2008-06-12T09:48:51</dc:date>
    <meta:editing-cycles>80</meta:editing-cycles>
    <meta:editing-duration>PT6H49M37S</meta:editing-duration>
    <meta:user-defined meta:name="Info 1"/>
    <meta:user-defined meta:name="Info 2"/>
    <meta:user-defined meta:name="Info 3"/>
    <meta:user-defined meta:name="Info 4"/>
    <meta:document-statistic meta:table-count="0" meta:image-count="3" meta:object-count="0" meta:page-count="8" meta:paragraph-count="79" meta:word-count="1356" meta:character-count="8131"/>
  </office:meta>
</office:document-meta>
</file>